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style:language-asian="zh" style:country-asian="CN"/>
    </style:style>
    <style:style style:name="T1" style:family="text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接口</text:p>
      <text:p text:style-name="Standard"/>
      <text:p text:style-name="P1">身份验证通过 session</text:p>
      <text:p text:style-name="Standard"/>
      <text:p text:style-name="P1">失败信息统一为</text:p>
      <text:p text:style-name="P1">{<text:line-break/><text:tab/>status: number // 除了 0 的任何整数</text:p>
      <text:p text:style-name="P1"><text:tab/>msg: string // 返回的信息</text:p>
      <text:p text:style-name="Standard"><text:span text:style-name="T1">}</text:span></text:p>
      <text:p text:style-name="Standard"><text:span text:style-name="T1"/></text:p>
      <text:p text:style-name="Standard"><text:span text:style-name="T1"/></text:p>
      <text:p text:style-name="Standard"><text:span text:style-name="T1">1. 获取显示的图片</text:span></text:p>
      <text:p text:style-name="P1">请求</text:p>
      <text:p text:style-name="P1">{</text:p>
      <text:p text:style-name="P1"><text:tab/>require: “imgs”</text:p>
      <text:p text:style-name="P1">}</text:p>
      <text:p text:style-name="P1">响应</text:p>
      <text:p text:style-name="P1">{</text:p>
      <text:p text:style-name="P1"><text:tab/>status: number // 0 表成功<text:line-break/><text:tab/>imgs: Array&lt;{id: number, url: string}&gt; // 存放图片地址 url 的数组</text:p>
      <text:p text:style-name="P1"><text:tab/>visible: Array&lt;{id: number, url: string}&gt; // 正在显示的图片, 数据类型也可以是 Array&lt;number&gt; 存放正在显示的图片在 imgs 的序号</text:p>
      <text:p text:style-name="P1">}</text:p>
      <text:p text:style-name="P1"/>
      <text:p text:style-name="P1"/>
      <text:p text:style-name="P1">2 提交更改后的请求</text:p>
      <text:p text:style-name="P1">请求</text:p>
      <text:p text:style-name="P1">{</text:p>
      <text:p text:style-name="P1"><text:tab/>require:”update”</text:p>
      <text:p text:style-name="P1"><text:tab/>discard: Array&lt;number&gt; // 删除的图片</text:p>
      <text:p text:style-name="P1"><text:tab/>visible: Array&lt;number&gt; // 目前可见的图片</text:p>
      <text:p text:style-name="P1">}</text:p>
      <text:p text:style-name="P1">响应</text:p>
      <text:p text:style-name="P1">{</text:p>
      <text:p text:style-name="P1"><text:tab/>status: number // 0 表成功</text:p>
      <text:p text:style-name="P1"><text:tab/>msg: string</text:p>
      <text:p text:style-name="P1">}<text:line-break/></text:p>
      <text:p text:style-name="P1">3 上传图片</text:p>
      <text:p text:style-name="P1">请求</text:p>
      <text:p text:style-name="P1">require: “upload” 以及</text:p>
      <text:p text:style-name="P1">表单形式的文件名和数据</text:p>
      <text:p text:style-name="P1">响应</text:p>
      <text:p text:style-name="P1">{<text:line-break/><text:tab/>status: number // 0表成功</text:p>
      <text:p text:style-name="P1"><text:tab/>msg: string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 </meta:initial-creator>
    <meta:creation-date>2018-11-01T17:24:43.33</meta:creation-date>
    <dc:date>2018-11-02T17:03:50.79</dc:date>
    <dc:creator>Z </dc:creator>
    <meta:editing-duration>PT8H48M46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36" meta:word-count="195" meta:character-count="506"/>
  </office:meta>
</office:document-meta>
</file>